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8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actor_id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address_id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<text:span text:style-name="T1">category</text:span>_id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pan text:style-name="T1">city</text:span>_id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pan text:style-name="T1">country</text:span>_id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<text:span text:style-name="T1">customer</text:span>_id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 office:value-type="string" calcext:value-type="string">
            <text:p>film_actor</text:p>
          </table:table-cell>
          <table:table-cell office:value-type="string" calcext:value-type="string">
            <text:p>film_id, actor_id (составной первичный ключ)</text:p>
          </table:table-cell>
        </table:table-row>
        <table:table-row table:style-name="ro1">
          <table:table-cell office:value-type="string" calcext:value-type="string">
            <text:p>film_category</text:p>
          </table:table-cell>
          <table:table-cell office:value-type="string" calcext:value-type="string">
            <text:p><text:span text:style-name="T1">film</text:span>_id, category_id (составной первичный ключ)</text:p>
          </table:table-cell>
        </table:table-row>
        <table:table-row table:style-name="ro1">
          <table:table-cell office:value-type="string" calcext:value-type="string">
            <text:p>film_text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<text:span text:style-name="T1">inventory</text:span>_id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pan text:style-name="T1">language</text:span>_id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1">
          <table:table-cell office:value-type="string" calcext:value-type="string">
            <text:p>rental</text:p>
          </table:table-cell>
          <table:table-cell office:value-type="string" calcext:value-type="string">
            <text:p><text:span text:style-name="T1">rental</text:span>_id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store_id, manager_staff_id (составной первичный ключ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1:52:43.295803220</meta:creation-date>
    <dc:date>2023-07-28T23:10:53.938046039</dc:date>
    <meta:editing-duration>PT1H14M6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